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9800000044C902E26E.jpg"/>
  <manifest:file-entry manifest:media-type="image/jpeg" manifest:full-path="Pictures/10000000000000300000003A057B117F.jpg"/>
  <manifest:file-entry manifest:media-type="image/jpeg" manifest:full-path="Pictures/10000000000000640000003CFA7E9BE2.jpg"/>
  <manifest:file-entry manifest:media-type="image/jpeg" manifest:full-path="Pictures/10000000000000390000003E0B5490BE.jpg"/>
  <manifest:file-entry manifest:media-type="image/jpeg" manifest:full-path="Pictures/10000000000000A2000000432D5C107A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ffff00" draw:textarea-vertical-align="middle" draw:auto-grow-height="false" fo:min-height="0.749cm" fo:min-width="0.499cm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Standard">
        <draw:line draw:style-name="gr1" draw:text-style-name="P1" draw:layer="layout" svg:x1="4cm" svg:y1="4cm" svg:x2="10cm" svg:y2="4cm">
          <text:p/>
        </draw:line>
        <draw:line draw:style-name="gr1" draw:text-style-name="P1" draw:layer="layout" svg:x1="18cm" svg:y1="4cm" svg:x2="24cm" svg:y2="4cm">
          <text:p/>
        </draw:line>
        <draw:line draw:style-name="gr1" draw:text-style-name="P1" draw:layer="layout" svg:x1="10cm" svg:y1="12cm" svg:x2="4cm" svg:y2="12cm">
          <text:p/>
        </draw:line>
        <draw:line draw:style-name="gr1" draw:text-style-name="P1" draw:layer="layout" svg:x1="24cm" svg:y1="12cm" svg:x2="18cm" svg:y2="12cm">
          <text:p/>
        </draw:line>
        <draw:custom-shape draw:style-name="gr2" draw:text-style-name="P1" draw:layer="layout" svg:width="3.4cm" svg:height="1.2cm" svg:x="5.2cm" svg:y="3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.4cm" svg:height="1.2cm" svg:x="5.199cm" svg:y="11.3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.4cm" svg:height="1.2cm" svg:x="19.199cm" svg:y="3.3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.4cm" svg:height="1.2cm" svg:x="19.201cm" svg:y="11.4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11.5cm" svg:y1="4cm" svg:x2="16.5cm" svg:y2="4cm">
          <text:p/>
        </draw:line>
        <draw:line draw:style-name="gr3" draw:text-style-name="P1" draw:layer="layout" svg:x1="11.5cm" svg:y1="12cm" svg:x2="16.5cm" svg:y2="12cm">
          <text:p/>
        </draw:line>
        <draw:line draw:style-name="gr3" draw:text-style-name="P1" draw:layer="layout" svg:x1="7cm" svg:y1="5.449cm" svg:x2="7cm" svg:y2="10.449cm">
          <text:p/>
        </draw:line>
        <draw:line draw:style-name="gr3" draw:text-style-name="P1" draw:layer="layout" svg:x1="21.05cm" svg:y1="5.448cm" svg:x2="21.05cm" svg:y2="10.448cm">
          <text:p/>
        </draw:line>
        <draw:line draw:style-name="gr3" draw:text-style-name="P1" draw:layer="layout" svg:x1="10cm" svg:y1="6cm" svg:x2="18cm" svg:y2="10cm">
          <text:p/>
        </draw:line>
        <draw:frame draw:style-name="gr4" draw:text-style-name="P1" draw:layer="layout" svg:width="1.2cm" svg:height="1.4cm" svg:x="5.4cm" svg:y="7.4cm">
          <draw:image xlink:href="Pictures/10000000000000390000003E0B5490BE.jpg" xlink:type="simple" xlink:show="embed" xlink:actuate="onLoad">
            <text:p/>
          </draw:image>
        </draw:frame>
        <draw:frame draw:style-name="gr4" draw:text-style-name="P1" draw:layer="layout" svg:width="1.069cm" svg:height="1.334cm" svg:x="13.331cm" svg:y="12.166cm">
          <draw:image xlink:href="Pictures/10000000000000300000003A057B117F.jpg" xlink:type="simple" xlink:show="embed" xlink:actuate="onLoad">
            <text:p/>
          </draw:image>
        </draw:frame>
        <draw:frame draw:style-name="gr4" draw:text-style-name="P1" draw:layer="layout" svg:width="1.2cm" svg:height="1.4cm" svg:x="21.3cm" svg:y="7.4cm">
          <draw:image xlink:href="Pictures/10000000000000390000003E0B5490BE.jpg" xlink:type="simple" xlink:show="embed" xlink:actuate="onLoad">
            <text:p/>
          </draw:image>
        </draw:frame>
        <draw:frame draw:style-name="gr4" draw:text-style-name="P1" draw:layer="layout" svg:width="1.069cm" svg:height="1.334cm" svg:x="13.332cm" svg:y="2.466cm">
          <draw:image xlink:href="Pictures/10000000000000300000003A057B117F.jpg" xlink:type="simple" xlink:show="embed" xlink:actuate="onLoad">
            <text:p/>
          </draw:image>
        </draw:frame>
        <draw:frame draw:style-name="gr4" draw:text-style-name="P1" draw:layer="layout" svg:width="2.028cm" svg:height="1.192cm" svg:x="14.172cm" svg:y="6.808cm">
          <draw:image xlink:href="Pictures/10000000000000640000003CFA7E9BE2.jpg" xlink:type="simple" xlink:show="embed" xlink:actuate="onLoad">
            <text:p/>
          </draw:image>
        </draw:frame>
        <draw:custom-shape draw:style-name="gr5" draw:text-style-name="P1" draw:layer="layout" svg:width="1.2cm" svg:height="2.6cm" svg:x="6.6cm" svg:y="10.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5" draw:text-style-name="P1" draw:layer="layout" svg:width="1.2cm" svg:height="2.6cm" svg:x="20.599cm" svg:y="2.79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4" draw:text-style-name="P1" draw:layer="layout" svg:width="3.4cm" svg:height="1.398cm" svg:x="2cm" svg:y="2.202cm">
          <draw:image xlink:href="Pictures/100000000000009800000044C902E26E.jpg" xlink:type="simple" xlink:show="embed" xlink:actuate="onLoad">
            <text:p/>
          </draw:image>
        </draw:frame>
        <draw:frame draw:style-name="gr4" draw:text-style-name="P1" draw:layer="layout" svg:width="3.4cm" svg:height="1.398cm" svg:x="2cm" svg:y="12.402cm">
          <draw:image xlink:href="Pictures/100000000000009800000044C902E26E.jpg" xlink:type="simple" xlink:show="embed" xlink:actuate="onLoad">
            <text:p/>
          </draw:image>
        </draw:frame>
        <draw:frame draw:style-name="gr4" draw:text-style-name="P1" draw:layer="layout" svg:width="3.485cm" svg:height="1.372cm" svg:x="22.6cm" svg:y="2.4cm">
          <draw:image xlink:href="Pictures/10000000000000A2000000432D5C107A.jpg" xlink:type="simple" xlink:show="embed" xlink:actuate="onLoad">
            <text:p/>
          </draw:image>
        </draw:frame>
        <draw:frame draw:style-name="gr4" draw:text-style-name="P1" draw:layer="layout" svg:width="3.485cm" svg:height="1.372cm" svg:x="22.601cm" svg:y="12.4cm">
          <draw:image xlink:href="Pictures/10000000000000A2000000432D5C107A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trick Fahner</meta:initial-creator>
    <meta:creation-date>2013-06-12T14:48:08.26</meta:creation-date>
    <dc:date>2013-06-12T15:48:43.35</dc:date>
    <dc:creator>Patrick Fahner</dc:creator>
    <meta:editing-duration>PT45M21S</meta:editing-duration>
    <meta:editing-cycles>3</meta:editing-cycles>
    <meta:generator>OpenOffice.org/3.4.1$Win32 OpenOffice.org_project/341m1$Build-9593</meta:generator>
    <meta:document-statistic meta:object-count="47"/>
  </office:meta>
</office:document-meta>
</file>